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ext:h text:style-name="Heading_20_1" text:outline-level="1">Simple Document</text:h>
      <text:p text:style-name="P1">This is a simple ODT document.</text:p>
      <text:p text:style-name="P1">It has two paragraphs.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Simple Document</dc:title>
    <dc:creator>Test Author</dc:creator>
    <dc:subject>Test Document</dc:subject>
  </office:meta>
</office:document-meta>
</file>